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1ddec0" officeooo:paragraph-rsid="001ddec0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Standard">
      <style:paragraph-properties style:page-number="auto"/>
      <style:text-properties officeooo:paragraph-rsid="001ee6a3"/>
    </style:style>
    <style:style style:name="T1" style:family="text">
      <style:text-properties officeooo:rsid="001ddec0"/>
    </style:style>
    <style:style style:name="T2" style:family="text">
      <style:text-properties style:text-position="super 80%"/>
    </style:style>
    <style:style style:name="T3" style:family="text">
      <style:text-properties style:text-position="super 80%" officeooo:rsid="001ddec0"/>
    </style:style>
    <style:style style:name="T4" style:family="text">
      <style:text-properties style:text-position="super 20%"/>
    </style:style>
    <style:style style:name="T5" style:family="text">
      <style:text-properties officeooo:rsid="001ee6a3"/>
    </style:style>
    <style:style style:name="T6" style:family="text">
      <style:text-properties style:text-position="sub 80%"/>
    </style:style>
    <style:style style:name="T7" style:family="text">
      <style:text-properties style:text-position="sub 80%" officeooo:rsid="001ddec0"/>
    </style:style>
    <style:style style:name="T8" style:family="text">
      <style:text-properties style:text-position="sub 80%" officeooo:rsid="001ee6a3"/>
    </style:style>
    <style:style style:name="T9" style:family="text">
      <style:text-properties style:text-position="sub 2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e<text:span text:style-name="T1">1</text:span><text:span text:style-name="T3">Auto</text:span><text:span text:style-name="T2">Su</text:span><text:span text:style-name="T3">per</text:span><text:span text:style-name="T2">script</text:span></text:p>
      <text:p text:style-name="P1">Base2<text:span text:style-name="T4">AutoSuperscript</text:span></text:p>
      <text:p text:style-name="P3">Base<text:span text:style-name="T5">3</text:span><text:span text:style-name="T7">Auto</text:span><text:span text:style-name="T6">Su</text:span><text:span text:style-name="T8">b</text:span><text:span text:style-name="T6">script</text:span></text:p>
      <text:p text:style-name="Standard">Base<text:span text:style-name="T5">4</text:span><text:span text:style-name="T9">AutoSubscrip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1pt" style:language-asian="en" style:country-asian="GB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false" style:font-name-asian="Times New Roman1" style:font-size-asian="11pt" style:language-asian="en" style:country-asian="GB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ans" fo:font-family="'Liberation Sans'" style:font-family-generic="roman" fo:font-size="40pt" style:font-size-asian="12pt" style:font-name-complex="Arial" style:font-family-complex="Arial" style:font-family-generic-complex="roma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Default_20_Paragraph_20_Font" style:display-name="Default Paragraph Font" style:family="text"/>
    <style:style style:name="subscript33" style:family="text" style:parent-style-name="Default_20_Paragraph_20_Font">
      <style:text-properties style:font-name-complex="Times New Roman" style:font-family-complex="'Times New Roman'" style:font-family-generic-complex="roman"/>
    </style:style>
    <style:style style:name="subscript66" style:family="text" style:parent-style-name="Default_20_Paragraph_20_Font">
      <style:text-properties fo:font-size="12pt" style:font-size-asian="12pt" style:font-name-complex="Times New Roman" style:font-family-complex="'Times New Roman'" style:font-family-generic-complex="roman"/>
    </style:style>
    <style:style style:name="CharSize48" style:family="text" style:parent-style-name="Default_20_Paragraph_20_Font">
      <style:text-properties fo:font-size="48pt" style:font-size-asian="48pt" style:font-name-complex="Times New Roman" style:font-family-complex="'Times New Roman'" style:font-family-generic-complex="roman"/>
    </style:style>
    <style:style style:name="subscript" style:family="text" style:parent-style-name="CharSize4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3cm" fo:margin-bottom="3cm" fo:margin-left="1.251cm" fo:margin-right="1.251cm" fo:background-color="transparent" style:writing-mode="lr-tb" style:layout-grid-color="#c0c0c0" style:layout-grid-lines="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sesubscript</dc:title>
    <meta:initial-creator>JLAutoBuild</meta:initial-creator>
    <meta:editing-cycles>7</meta:editing-cycles>
    <meta:creation-date>2019-10-04T09:01:00</meta:creation-date>
    <dc:date>2019-10-05T14:13:25.593365650</dc:date>
    <meta:editing-duration>PT6H22M47S</meta:editing-duration>
    <meta:generator>LibreOffice/6.2.6.2$Linux_X86_64 LibreOffice_project/20$Build-2</meta:generator>
    <meta:document-statistic meta:table-count="0" meta:image-count="0" meta:object-count="0" meta:page-count="2" meta:paragraph-count="4" meta:word-count="4" meta:character-count="76" meta:non-whitespace-character-count="76"/>
    <meta:user-defined meta:name="AppVersion">12.0000</meta:user-defined>
    <meta:user-defined meta:name="Company">ZZ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